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Aijwikiner</text:p>
          </table:table-cell>
        </table:table-row>
        <table:table-row table:style-name="ro1">
          <table:table-cell office:value-type="string" calcext:value-type="string">
            <text:p>CasEN</text:p>
          </table:table-cell>
          <table:table-cell office:value-type="string" calcext:value-type="string">
            <text:p><text:s/>L' &lt;placeName&gt;Inde&lt;/placeName&gt; a trois périodes de vacances nationales. <text:s/>On retrouve l' influence de Ballard dans la musique de groupes de post-punk comme &lt;persName&gt;Joy Division&lt;/persName&gt;, &lt;orgName&gt;The Normal&lt;/orgName&gt; et &lt;persName&gt;John Foxx&lt;/persName&gt;. </text:p>
          </table:table-cell>
        </table:table-row>
        <table:table-row table:style-name="ro1">
          <table:table-cell office:value-type="string" calcext:value-type="string">
            <text:p>SpaCy</text:p>
          </table:table-cell>
          <table:table-cell office:value-type="string" calcext:value-type="string">
            <text:p>"Inde": "LOC", "Joy Division": "ORG", "The Normal": "PER", "John Foxx": "PER"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"Inde": "loc.adm.nat", "trois périodes": "amount", "Ballard": "pers.ind", "Joy Division": "pers.coll", "The Normal": "pers.coll", "John Foxx": "pers.ind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APIL</text:p>
          </table:table-cell>
        </table:table-row>
        <table:table-row table:style-name="ro1">
          <table:table-cell office:value-type="string" calcext:value-type="string">
            <text:p>CasEN</text:p>
          </table:table-cell>
          <table:table-cell office:value-type="string" calcext:value-type="string">
            <text:p>&lt;date when="-07-16"&gt;16 juillet&lt;/date&gt; : <text:s text:c="2"/>BERULLE - Randonnée de &lt;measure type="duration" quantity="9" unit="h"&gt;9 h&lt;/measure&gt; 0 à 18 h (prévoir pique-nique) " &lt;measure type="duration" quantity="Une" unit="seconde"&gt;Une seconde&lt;/measure&gt; vie pour des arbres " Départ et retour à Bérulle. <text:s text:c="2"/>Participation &lt;measure type="currency" quantity="5" unit="€"&gt;5 €&lt;/measure&gt; et &lt;measure type="currency" quantity="3" unit="€"&gt;3 €&lt;/measure&gt; (adhérents).</text:p>
          </table:table-cell>
        </table:table-row>
        <table:table-row table:style-name="ro1">
          <table:table-cell office:value-type="string" calcext:value-type="string">
            <text:p>SpaCy</text:p>
          </table:table-cell>
          <table:table-cell office:value-type="string" calcext:value-type="string">
            <text:p>"BERULLE": "LOC", "Randonnée": "LOC", "Bérulle": "PER"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"16 juillet": "time.date.abs", "BERULLE": "loc.adm.town", "de 9 h 30 à 18 h": "time.hour.abs", "Bérulle": "loc.adm.town", "5 €": "amount", "3 €": "amount"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GSD</text:p>
          </table:table-cell>
        </table:table-row>
        <table:table-row table:style-name="ro1">
          <table:table-cell office:value-type="string" calcext:value-type="string">
            <text:p>CasEN</text:p>
          </table:table-cell>
          <table:table-cell office:value-type="string" calcext:value-type="string">
            <text:p>Puis elle rejoint &lt;placeName&gt;Hollywood&lt;/placeName&gt; où, &lt;date from="1930" to="1942"&gt;de 1930 à 1942&lt;/date&gt;, elle participe à 175 films américains au sein de la Metro-Goldwyn-Mayer, principalement comme &lt;roleName type="office"&gt;conceptrice&lt;/roleName&gt; de robes, entre autres aux côtés d'Adrian.</text:p>
          </table:table-cell>
        </table:table-row>
        <table:table-row table:style-name="ro1">
          <table:table-cell office:value-type="string" calcext:value-type="string">
            <text:p>SpaCy</text:p>
          </table:table-cell>
          <table:table-cell office:value-type="string" calcext:value-type="string">
            <text:p>"Hollywood": "LOC", "Metro": "ORG", "Goldwyn": "ORG", "Mayer": "PER", "Adrian": "PER"</text:p>
          </table:table-cell>
        </table:table-row>
        <table:table-row table:style-name="ro1">
          <table:table-cell office:value-type="string" calcext:value-type="string">
            <text:p>Manuel</text:p>
          </table:table-cell>
          <table:table-cell office:value-type="string" calcext:value-type="string">
            <text:p>"Hollywood": "loc.adm.town", "de 1930 à 1942": "time.date.abs", "175 films": "amount", "Metro-Goldwyn-Mayer": "org.ent", "Adrian": "pers.ind"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0T15:58:31.242199355</meta:creation-date>
    <dc:date>2021-06-10T17:12:27.247599036</dc:date>
    <meta:editing-duration>PT53M35S</meta:editing-duration>
    <meta:editing-cycles>1</meta:editing-cycles>
    <meta:document-statistic meta:table-count="1" meta:cell-count="21" meta:object-count="0"/>
    <meta:generator>LibreOffice/7.0.4.2$Linux_X86_64 LibreOffice_project/00$Build-2</meta:generator>
  </office:meta>
</office:document-meta>
</file>